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0e8c" officeooo:paragraph-rsid="000a0e8c" style:font-weight-asian="bold" style:font-weight-complex="bold"/>
    </style:style>
    <style:style style:name="P2" style:family="paragraph" style:parent-style-name="Standard" style:list-style-name="L1">
      <style:text-properties fo:font-weight="bold" officeooo:rsid="000a0e8c" officeooo:paragraph-rsid="000a0e8c" style:font-weight-asian="bold" style:font-weight-complex="bold"/>
    </style:style>
    <style:style style:name="P3" style:family="paragraph" style:parent-style-name="Standard">
      <style:text-properties fo:font-weight="bold" officeooo:rsid="000b96c1" officeooo:paragraph-rsid="000b96c1" style:font-weight-asian="bold" style:font-weight-complex="bold"/>
    </style:style>
    <style:style style:name="P4" style:family="paragraph" style:parent-style-name="Standard" style:list-style-name="L2">
      <style:text-properties fo:font-weight="bold" officeooo:rsid="000b96c1" officeooo:paragraph-rsid="000b96c1" style:font-weight-asian="bold" style:font-weight-complex="bold"/>
    </style:style>
    <style:style style:name="P5" style:family="paragraph" style:parent-style-name="Standard" style:list-style-name="L2">
      <style:text-properties fo:font-weight="bold" officeooo:rsid="000c170f" officeooo:paragraph-rsid="000c170f" style:font-weight-asian="bold" style:font-weight-complex="bold"/>
    </style:style>
    <style:style style:name="P6" style:family="paragraph" style:parent-style-name="Standard" style:list-style-name="L2">
      <style:text-properties fo:font-weight="bold" officeooo:rsid="000da5ac" officeooo:paragraph-rsid="000da5ac" style:font-weight-asian="bold" style:font-weight-complex="bold"/>
    </style:style>
    <style:style style:name="P7" style:family="paragraph" style:parent-style-name="Standard" style:list-style-name="L2">
      <style:text-properties fo:font-weight="bold" officeooo:rsid="000daa2d" officeooo:paragraph-rsid="000daa2d" style:font-weight-asian="bold" style:font-weight-complex="bold"/>
    </style:style>
    <style:style style:name="P8" style:family="paragraph" style:parent-style-name="Standard" style:list-style-name="L2">
      <style:text-properties fo:font-weight="bold" officeooo:rsid="000dd7a4" officeooo:paragraph-rsid="000dd7a4" style:font-weight-asian="bold" style:font-weight-complex="bold"/>
    </style:style>
    <style:style style:name="P9" style:family="paragraph" style:parent-style-name="Standard" style:list-style-name="L2">
      <style:text-properties fo:font-weight="bold" officeooo:rsid="000f6d23" officeooo:paragraph-rsid="000f6d23" style:font-weight-asian="bold" style:font-weight-complex="bold"/>
    </style:style>
    <style:style style:name="P10" style:family="paragraph" style:parent-style-name="Standard">
      <style:text-properties fo:font-weight="bold" officeooo:rsid="000f6d23" officeooo:paragraph-rsid="000f6d23" style:font-weight-asian="bold" style:font-weight-complex="bold"/>
    </style:style>
    <style:style style:name="P11" style:family="paragraph" style:parent-style-name="Standard">
      <style:text-properties fo:font-weight="bold" officeooo:rsid="0011a7bc" officeooo:paragraph-rsid="0011a7bc" style:font-weight-asian="bold" style:font-weight-complex="bold"/>
    </style:style>
    <style:style style:name="P12" style:family="paragraph" style:parent-style-name="Standard" style:list-style-name="L3">
      <style:text-properties fo:font-weight="bold" officeooo:rsid="0011a7bc" officeooo:paragraph-rsid="0011a7bc" style:font-weight-asian="bold" style:font-weight-complex="bold"/>
    </style:style>
    <style:style style:name="P13" style:family="paragraph" style:parent-style-name="Standard" style:list-style-name="L3">
      <style:text-properties fo:font-weight="bold" officeooo:rsid="001424b7" officeooo:paragraph-rsid="001424b7" style:font-weight-asian="bold" style:font-weight-complex="bold"/>
    </style:style>
    <style:style style:name="P14" style:family="paragraph" style:parent-style-name="Standard" style:list-style-name="L3">
      <style:text-properties fo:font-weight="bold" officeooo:rsid="0015a0d9" officeooo:paragraph-rsid="0015a0d9" style:font-weight-asian="bold" style:font-weight-complex="bold"/>
    </style:style>
    <style:style style:name="P15" style:family="paragraph" style:parent-style-name="Standard">
      <style:text-properties fo:font-weight="bold" officeooo:rsid="0015a0d9" officeooo:paragraph-rsid="0015a0d9" style:font-weight-asian="bold" style:font-weight-complex="bold"/>
    </style:style>
    <style:style style:name="P16" style:family="paragraph" style:parent-style-name="Standard">
      <style:text-properties fo:font-weight="bold" officeooo:rsid="0015b975" officeooo:paragraph-rsid="0015b975" style:font-weight-asian="bold" style:font-weight-complex="bold"/>
    </style:style>
    <style:style style:name="P17" style:family="paragraph" style:parent-style-name="Standard" style:list-style-name="L4">
      <style:text-properties fo:font-weight="bold" officeooo:rsid="001664b0" officeooo:paragraph-rsid="001664b0" style:font-weight-asian="bold" style:font-weight-complex="bold"/>
    </style:style>
    <style:style style:name="P18" style:family="paragraph" style:parent-style-name="Standard" style:list-style-name="L4">
      <style:text-properties fo:font-weight="bold" officeooo:rsid="0017e393" officeooo:paragraph-rsid="0017e393" style:font-weight-asian="bold" style:font-weight-complex="bold"/>
    </style:style>
    <style:style style:name="P19" style:family="paragraph" style:parent-style-name="Standard" style:list-style-name="L4">
      <style:text-properties fo:font-weight="bold" officeooo:rsid="0018d228" officeooo:paragraph-rsid="0018d228" style:font-weight-asian="bold" style:font-weight-complex="bold"/>
    </style:style>
    <style:style style:name="P20" style:family="paragraph" style:parent-style-name="Standard">
      <style:text-properties fo:font-weight="bold" officeooo:rsid="0018d228" officeooo:paragraph-rsid="0018d228" style:font-weight-asian="bold" style:font-weight-complex="bold"/>
    </style:style>
    <style:style style:name="P21" style:family="paragraph" style:parent-style-name="Standard">
      <style:text-properties fo:font-weight="bold" officeooo:rsid="001c21fb" officeooo:paragraph-rsid="001c21fb" style:font-weight-asian="bold" style:font-weight-complex="bold"/>
    </style:style>
    <style:style style:name="P22" style:family="paragraph" style:parent-style-name="Standard" style:list-style-name="L5">
      <style:text-properties fo:font-weight="bold" officeooo:rsid="001ca334" officeooo:paragraph-rsid="001ca334" style:font-weight-asian="bold" style:font-weight-complex="bold"/>
    </style:style>
    <style:style style:name="P23" style:family="paragraph" style:parent-style-name="Standard" style:list-style-name="L5">
      <style:text-properties fo:font-weight="bold" officeooo:rsid="001da473" officeooo:paragraph-rsid="001da473" style:font-weight-asian="bold" style:font-weight-complex="bold"/>
    </style:style>
    <style:style style:name="P24" style:family="paragraph" style:parent-style-name="Standard">
      <style:text-properties fo:font-weight="bold" officeooo:rsid="001da473" officeooo:paragraph-rsid="001da473" style:font-weight-asian="bold" style:font-weight-complex="bold"/>
    </style:style>
    <style:style style:name="P25" style:family="paragraph" style:parent-style-name="Standard" style:list-style-name="L4">
      <style:text-properties fo:font-weight="bold" officeooo:rsid="001e6d9f" officeooo:paragraph-rsid="001e6d9f" style:font-weight-asian="bold" style:font-weight-complex="bold"/>
    </style:style>
    <style:style style:name="P26" style:family="paragraph" style:parent-style-name="Standard">
      <style:text-properties fo:font-weight="bold" officeooo:rsid="001ee040" officeooo:paragraph-rsid="001ee040" style:font-weight-asian="bold" style:font-weight-complex="bold"/>
    </style:style>
    <style:style style:name="P27" style:family="paragraph" style:parent-style-name="Standard" style:list-style-name="L6">
      <style:text-properties fo:font-weight="bold" officeooo:rsid="001ee040" officeooo:paragraph-rsid="001ee040" style:font-weight-asian="bold" style:font-weight-complex="bold"/>
    </style:style>
    <style:style style:name="P28" style:family="paragraph" style:parent-style-name="Standard" style:list-style-name="L6">
      <style:text-properties fo:font-weight="bold" officeooo:rsid="001fb1f3" officeooo:paragraph-rsid="001fb1f3" style:font-weight-asian="bold" style:font-weight-complex="bold"/>
    </style:style>
    <style:style style:name="P29" style:family="paragraph" style:parent-style-name="Standard">
      <style:text-properties fo:font-weight="bold" officeooo:rsid="001fb1f3" officeooo:paragraph-rsid="001fb1f3" style:font-weight-asian="bold" style:font-weight-complex="bold"/>
    </style:style>
    <style:style style:name="P30" style:family="paragraph" style:parent-style-name="Standard">
      <style:text-properties fo:font-weight="bold" officeooo:rsid="0022d112" officeooo:paragraph-rsid="0022d112" style:font-weight-asian="bold" style:font-weight-complex="bold"/>
    </style:style>
    <style:style style:name="P31" style:family="paragraph" style:parent-style-name="Standard" style:list-style-name="L8">
      <style:text-properties fo:font-weight="bold" officeooo:rsid="00237a0e" officeooo:paragraph-rsid="00237a0e" style:font-weight-asian="bold" style:font-weight-complex="bold"/>
    </style:style>
    <style:style style:name="P32" style:family="paragraph" style:parent-style-name="Standard">
      <style:text-properties fo:font-weight="bold" officeooo:rsid="00237a0e" officeooo:paragraph-rsid="00237a0e" style:font-weight-asian="bold" style:font-weight-complex="bold"/>
    </style:style>
    <style:style style:name="P33" style:family="paragraph" style:parent-style-name="Standard">
      <style:text-properties fo:font-weight="bold" officeooo:rsid="0026950c" officeooo:paragraph-rsid="0026950c" style:font-weight-asian="bold" style:font-weight-complex="bold"/>
    </style:style>
    <style:style style:name="P34" style:family="paragraph" style:parent-style-name="Standard">
      <style:text-properties fo:font-weight="bold" officeooo:rsid="0027bd3f" officeooo:paragraph-rsid="0027bd3f" style:font-weight-asian="bold" style:font-weight-complex="bold"/>
    </style:style>
    <style:style style:name="P35" style:family="paragraph" style:parent-style-name="Standard" style:list-style-name="L9">
      <style:text-properties fo:font-weight="bold" officeooo:rsid="0027bd3f" officeooo:paragraph-rsid="0027bd3f" style:font-weight-asian="bold" style:font-weight-complex="bold"/>
    </style:style>
    <style:style style:name="P36" style:family="paragraph" style:parent-style-name="Standard">
      <style:text-properties fo:font-weight="bold" officeooo:rsid="0028209b" officeooo:paragraph-rsid="0028209b" style:font-weight-asian="bold" style:font-weight-complex="bold"/>
    </style:style>
    <style:style style:name="P37" style:family="paragraph" style:parent-style-name="Standard" style:list-style-name="L10">
      <style:text-properties fo:font-weight="bold" officeooo:rsid="0028209b" officeooo:paragraph-rsid="0028209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3d1f" style:font-weight-asian="normal" style:font-weight-complex="normal"/>
    </style:style>
    <style:style style:name="T3" style:family="text">
      <style:text-properties fo:font-weight="normal" fo:background-color="#fff200" loext:char-shading-value="0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0d072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222b38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237a0e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250920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fo:background-color="#fff200" loext:char-shading-value="0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1367ba" fo:background-color="#fff200" loext:char-shading-value="0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officeooo:rsid="00222b38" style:font-style-asian="normal" style:font-style-complex="normal"/>
    </style:style>
    <style:style style:name="T17" style:family="text">
      <style:text-properties fo:font-style="normal" style:text-underline-style="none" officeooo:rsid="001367ba" fo:background-color="#fff200" loext:char-shading-value="0" style:font-style-asian="normal" style:font-style-complex="normal"/>
    </style:style>
    <style:style style:name="T18" style:family="text">
      <style:text-properties fo:font-style="normal" style:text-underline-style="none" fo:background-color="#fff200" loext:char-shading-value="0" style:font-style-asian="normal" style:font-style-complex="normal"/>
    </style:style>
    <style:style style:name="T19" style:family="text">
      <style:text-properties fo:background-color="#fff2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ágios de integração<text:span text:style-name="T1"> </text:span><text:span text:style-name="T2">(da menor integração à maior)</text:span><text:span text:style-name="T1">:</text:span></text:p>
      <text:list xml:id="list1548068070" text:style-name="L1">
        <text:list-item>
          <text:p text:style-name="P2"><text:span text:style-name="T1">ALC;</text:span></text:p>
        </text:list-item>
        <text:list-item>
          <text:p text:style-name="P2"><text:span text:style-name="T1">União Aduaneira;</text:span></text:p>
        </text:list-item>
        <text:list-item>
          <text:p text:style-name="P2"><text:span text:style-name="T1">Mercado Comum;</text:span></text:p>
        </text:list-item>
        <text:list-item>
          <text:p text:style-name="P2"><text:span text:style-name="T1">União Econômica; e</text:span></text:p>
        </text:list-item>
        <text:list-item>
          <text:p text:style-name="P2"><text:span text:style-name="T1">Integração Econômica Total.</text:span></text:p>
        </text:list-item>
      </text:list>
      <text:p text:style-name="P1"><text:span text:style-name="T1"/></text:p>
      <text:p text:style-name="P3">ALC<text:span text:style-name="T1">:</text:span></text:p>
      <text:list xml:id="list2379974873" text:style-name="L2">
        <text:list-item>
          <text:p text:style-name="P4"><text:span text:style-name="T3">livre circulação de </text:span><text:span text:style-name="T19">mercadorias e serviços</text:span><text:span text:style-name="T1">;</text:span></text:p>
        </text:list-item>
        <text:list-item>
          <text:p text:style-name="P5"><text:span text:style-name="T1">Art. XXIV do GATT: existe ALC quando são </text:span><text:span text:style-name="T5">eliminadas tarifas e outras regulações restritivas sobre </text:span><text:span text:style-name="T4">substancialmente todo o comércio</text:span><text:span text:style-name="T6">;</text:span></text:p>
        </text:list-item>
        <text:list-item>
          <text:p text:style-name="P6"><text:span text:style-name="T6">permite-se algumas restrições:</text:span></text:p>
          <text:list>
            <text:list-item>
              <text:p text:style-name="P6"><text:span text:style-name="T6">restrições quantitativas;</text:span></text:p>
            </text:list-item>
            <text:list-item>
              <text:p text:style-name="P6"><text:span text:style-name="T6">restrições em razão de </text:span><text:span text:style-name="T7">déficits</text:span><text:span text:style-name="T8"> no Balanço de Pagamentos;</text:span></text:p>
            </text:list-item>
            <text:list-item>
              <text:p text:style-name="P6"><text:span text:style-name="T8">cotas devem ser aplicadas de forma não discriminatória;</text:span></text:p>
            </text:list-item>
            <text:list-item>
              <text:p text:style-name="P6"><text:span text:style-name="T8">se há </text:span><text:span text:style-name="T7">déficit</text:span><text:span text:style-name="T8"> no Balanço de Pagamentos cotas </text:span><text:span text:style-name="T15">podem</text:span><text:span text:style-name="T8"> ser discriminatórias;</text:span></text:p>
            </text:list-item>
            <text:list-item>
              <text:p text:style-name="P7"><text:span text:style-name="T8">cumprir obrigações junto ao FMI permite descumprir normas do GATT;</text:span></text:p>
            </text:list-item>
            <text:list-item>
              <text:p text:style-name="P7"><text:span text:style-name="T8">restrições comerciais para: proteger a segurança e saúde das pessoas, plantas e animais, a moralidade pública, e o meio ambiente;</text:span></text:p>
            </text:list-item>
          </text:list>
        </text:list-item>
        <text:list-item>
          <text:p text:style-name="P8"><text:span text:style-name="T15">não</text:span><text:span text:style-name="T8"> é possível aplicar medidas de </text:span><text:span text:style-name="T15">defesa comercial</text:span><text:span text:style-name="T8"> entre países dentro de um bloco regional (apenas na teoria, porque na prática isso ocorre);</text:span></text:p>
        </text:list-item>
        <text:list-item>
          <text:p text:style-name="P9"><text:span text:style-name="T15">é possível</text:span><text:span text:style-name="T8"> aplicar restrições comerciais intrabloco por </text:span><text:span text:style-name="T15">razões de segurança nacional</text:span><text:span text:style-name="T8">.</text:span></text:p>
        </text:list-item>
      </text:list>
      <text:p text:style-name="P10"><text:span text:style-name="T8"/></text:p>
      <text:p text:style-name="P11"><text:span text:style-name="T15">União Aduaneira</text:span><text:span text:style-name="T8">:</text:span></text:p>
      <text:list xml:id="list3298350100" text:style-name="L3">
        <text:list-item>
          <text:p text:style-name="P12"><text:span text:style-name="T13">harmonização da política </text:span><text:span text:style-name="T18">comercial</text:span><text:span text:style-name="T13"> em relação a terceiros países </text:span><text:span text:style-name="T14">(</text:span><text:span text:style-name="T17">TEC</text:span><text:span text:style-name="T14">)</text:span><text:span text:style-name="T8">;</text:span></text:p>
        </text:list-item>
        <text:list-item>
          <text:p text:style-name="P13"><text:span text:style-name="T8">MERCOSUL e Comunidade Andina são uniões aduaneiras </text:span><text:span text:style-name="T15">imperfeitas</text:span><text:span text:style-name="T8">, pois normas de comércio exterior não são as mesmas entre os países e há diversos “furos” na TEC;</text:span></text:p>
        </text:list-item>
        <text:list-item>
          <text:p text:style-name="P14"><text:span text:style-name="T8">OMC: as tarifas e regulações, na criação de uma União Aduaneira, </text:span><text:span text:style-name="T15">não</text:span><text:span text:style-name="T8"> podem ser mais restritivas em seu conjunto do que as restrições aplicáveis pelos seus integrantes antes da constituição do bloco regional.</text:span></text:p>
        </text:list-item>
      </text:list>
      <text:p text:style-name="P15"><text:span text:style-name="T8"/></text:p>
      <text:p text:style-name="P16"><text:span text:style-name="T15">Mercado Comum</text:span><text:span text:style-name="T8">:</text:span></text:p>
      <text:list xml:id="list2951131189" text:style-name="L4">
        <text:list-item>
          <text:p text:style-name="P17"><text:span text:style-name="T13">livre circulação dos fatores de produção</text:span><text:span text:style-name="T8">;</text:span></text:p>
        </text:list-item>
        <text:list-item>
          <text:p text:style-name="P18"><text:span text:style-name="T8">“4 liberdades do mercado”: livre circulação de bens, serviços, capitais e mão de obra;</text:span></text:p>
        </text:list-item>
        <text:list-item>
          <text:p text:style-name="P19"><text:span text:style-name="T8">harmonização das políticas </text:span><text:span text:style-name="T15">previdenciária, trabalhista e de capitais</text:span><text:span text:style-name="T8">;</text:span></text:p>
        </text:list-item>
        <text:list-item>
          <text:p text:style-name="P25"><text:span text:style-name="T8">proximidade geográfica é fator essencial para seu sucesso;</text:span></text:p>
        </text:list-item>
      </text:list>
      <text:p text:style-name="P20"><text:span text:style-name="T8"/></text:p>
      <text:p text:style-name="P21"><text:span text:style-name="T15">União Econômica</text:span><text:span text:style-name="T8">:</text:span></text:p>
      <text:list xml:id="list3820979444" text:style-name="L5">
        <text:list-item>
          <text:p text:style-name="P22"><text:span text:style-name="T13">harmonização das políticas </text:span><text:span text:style-name="T18">econômicas</text:span><text:span text:style-name="T13"> (cambial, monetária e fiscal)</text:span><text:span text:style-name="T8">;</text:span></text:p>
        </text:list-item>
        <text:list-item>
          <text:p text:style-name="P23"><text:span text:style-name="T8">proximidade geográfica é fator essencial para seu sucesso.</text:span></text:p>
        </text:list-item>
      </text:list>
      <text:p text:style-name="P24"><text:span text:style-name="T8"/></text:p>
      <text:p text:style-name="P26"><text:span text:style-name="T15">Integração Econômica Total</text:span><text:span text:style-name="T8">:</text:span></text:p>
      <text:list xml:id="list1516304518" text:style-name="L6">
        <text:list-item>
          <text:p text:style-name="P27"><text:span text:style-name="T15">unificação ou equalização</text:span><text:span text:style-name="T8"> das políticas </text:span><text:span text:style-name="T15">econômicas</text:span><text:span text:style-name="T8">;</text:span></text:p>
        </text:list-item>
        <text:list-item>
          <text:p text:style-name="P28"><text:span text:style-name="T8">necessária existência de </text:span><text:span text:style-name="T15">órgão supranacional </text:span><text:span text:style-name="T9">(abdicação de parte da soberania de cada membro) →</text:span><text:span text:style-name="T10"> eficácia e aplicabilidade imediata de suas decisões nos membros.</text:span></text:p>
        </text:list-item>
      </text:list>
      <text:p text:style-name="P29"><text:span text:style-name="T10"/></text:p>
      <text:p text:style-name="P30"><text:span text:style-name="T16">Z</text:span><text:span text:style-name="T15">onas de Preferência Tarifária</text:span><text:span text:style-name="T8">: acordos comerciais de concessão mútua de preferências tarifárias. Não está na teoria de Bela Balassa, mas pode ser considerada como o estágio mais inicial de integração. </text:span><text:span text:style-name="T11">Para a prova:</text:span></text:p>
      <text:list xml:id="list3569688152" text:style-name="L8">
        <text:list-item>
          <text:p text:style-name="P31"><text:span text:style-name="T8">se questão mencionar a teoria de Balassa, </text:span><text:span text:style-name="T15">não</text:span><text:span text:style-name="T8"> consider</text:span><text:span text:style-name="T12">á-las </text:span><text:span text:style-name="T8">como estágio de integração;</text:span></text:p>
        </text:list-item>
        <text:list-item>
          <text:p text:style-name="P31"><text:span text:style-name="T8">se questão não mencionar nenhum autor específico, considerá-las como estágio de integração.</text:span></text:p>
        </text:list-item>
      </text:list>
      <text:p text:style-name="P32"><text:soft-page-break/><text:span text:style-name="T8"/></text:p>
      <text:p text:style-name="P33"><text:span text:style-name="T8">Em que pese a coordenação de políticas macroeconômicas </text:span><text:span text:style-name="T15">não</text:span><text:span text:style-name="T8"> ser uma característica das </text:span><text:span text:style-name="T15">zonas de preferência tarifárias</text:span><text:span text:style-name="T8">, quando as preferências tarifárias compreenderem </text:span><text:span text:style-name="T15">a maior parte da pauta do comércio no interior de um bloco regional</text:span><text:span text:style-name="T8">, a doutrina considera que será necessária a coordenação de políticas macroeconômicas.</text:span></text:p>
      <text:p text:style-name="P33"><text:span text:style-name="T8"/></text:p>
      <text:p text:style-name="P34"><text:span text:style-name="T15">Efeitos econoômicos da integração regional</text:span><text:span text:style-name="T8">:</text:span></text:p>
      <text:list xml:id="list2354699008" text:style-name="L9">
        <text:list-item>
          <text:p text:style-name="P35"><text:span text:style-name="T8">dinâmicos → crescimento e desenvolvimento econômico;</text:span></text:p>
        </text:list-item>
        <text:list-item>
          <text:p text:style-name="P35"><text:span text:style-name="T8">estáticos → deslocamento geográfico da produção.</text:span></text:p>
        </text:list-item>
      </text:list>
      <text:p text:style-name="P34"><text:span text:style-name="T8"/></text:p>
      <text:p text:style-name="P36"><text:span text:style-name="T8">Efeitos </text:span><text:span text:style-name="T15">dinâmicos</text:span><text:span text:style-name="T8">:</text:span></text:p>
      <text:list xml:id="list1356869366" text:style-name="L10">
        <text:list-item>
          <text:p text:style-name="P37"><text:span text:style-name="T8">aumento da concorrência → ganhos de eficiência → incentivo à inovação → desenvolvimento tecnológico;</text:span></text:p>
        </text:list-item>
        <text:list-item>
          <text:p text:style-name="P37"><text:span text:style-name="T8">ampliação do mercado consumidor → ganhos de escala → aumento do fluxo comercial → especialização da produção → geração da complementaridade entre economias;</text:span></text:p>
        </text:list-item>
        <text:list-item>
          <text:p text:style-name="P37"><text:span text:style-name="T8">aumento da oferta de bens → redução de preços → aumento do bem-estar do consumidor;</text:span></text:p>
        </text:list-item>
        <text:list-item>
          <text:p text:style-name="P37"><text:span text:style-name="T8">aumento do investimento estrangeiro direto;</text:span></text:p>
        </text:list-item>
        <text:list-item>
          <text:p text:style-name="P37"><text:span text:style-name="T8">maior poder de negociação em nível internacional.</text:span></text:p>
        </text:list-item>
      </text:list>
      <text:p text:style-name="P36"><text:span text:style-name="T8"/></text:p>
      <text:p text:style-name="P36"><text:span text:style-name="T8">País grande é capaz de afetar preços dos exportadores estrangeiros. Quando impõe uma tarifa sobre suas importações, ele </text:span><text:span text:style-name="T15">piora os termos de troca</text:span><text:span text:style-name="T8"> (exportações/importações) </text:span><text:span text:style-name="T15">dos outros países</text:span><text:span text:style-name="T8"> e melhora seus próprios termos de tro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20:29:23.108000000</meta:creation-date>
    <meta:generator>LibreOffice/6.0.1.1$Windows_X86_64 LibreOffice_project/60bfb1526849283ce2491346ed2aa51c465abfe6</meta:generator>
    <dc:date>2018-06-04T21:21:07.169000000</dc:date>
    <meta:editing-duration>PT51M25S</meta:editing-duration>
    <meta:editing-cycles>34</meta:editing-cycles>
    <meta:document-statistic meta:table-count="0" meta:image-count="0" meta:object-count="0" meta:page-count="2" meta:paragraph-count="47" meta:word-count="558" meta:character-count="3643" meta:non-whitespace-character-count="3168"/>
  </office:meta>
</office:document-meta>
</file>